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tex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language="en" fo:country="IN"/>
    </style:style>
    <style:style style:name="P2" style:family="paragraph" style:parent-style-name="Standard">
      <style:text-properties style:font-name="Times New Roman1" fo:language="en" fo:country="I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1" fo:language="en" fo:country="IN" style:text-underline-style="none" fo:font-weight="normal" style:font-weight-asian="normal" style:font-weight-complex="normal"/>
    </style:style>
    <style:style style:name="T1" style:family="text">
      <style:text-properties style:font-name="Times New Roman1" fo:language="en" fo:country="IN"/>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text:tab/><text:tab/><text:tab/><text:span text:style-name="T3">How to identify word class type</text:span></text:p>
      <text:p text:style-name="P1"><text:span text:style-name="T3"/></text:p>
      <text:p text:style-name="P1"><text:span text:style-name="T3">Input file</text:span></text:p>
      <text:p text:style-name="P1"><text:span text:style-name="T1"/></text:p>
      <text:p text:style-name="P1"><draw:frame draw:style-name="fr1" draw:name="Object1" text:anchor-type="paragraph" svg:width="16.988cm" svg:height="2.992cm" draw:z-index="0"><draw:object xlink:href="./Object 1" xlink:type="simple" xlink:show="embed" xlink:actuate="onLoad"/><draw:image xlink:href="./ObjectReplacements/Object 1" xlink:type="simple" xlink:show="embed" xlink:actuate="onLoad"/></draw:frame><text:span text:style-name="T1"/></text:p>
      <text:p text:style-name="P2">Program </text:p>
      <text:p text:style-name="P2"/>
      <text:p text:style-name="P3">import java.util.*;</text:p>
      <text:p text:style-name="P3">import java.io.IOException;</text:p>
      <text:p text:style-name="P3">import org.apache.hadoop.fs.Path;</text:p>
      <text:p text:style-name="P3">import org.apache.hadoop.conf.*;</text:p>
      <text:p text:style-name="P3">import org.apache.hadoop.io.*;</text:p>
      <text:p text:style-name="P3">import org.apache.hadoop.mapred.*;</text:p>
      <text:p text:style-name="P3">import org.apache.hadoop.util.*;</text:p>
      <text:p text:style-name="P3">import java.util.StringTokenizer;</text:p>
      <text:p text:style-name="P3">import java.io.File;</text:p>
      <text:p text:style-name="P3">import java.io.FileInputStream;</text:p>
      <text:p text:style-name="P3">import java.io.FileNotFoundException;</text:p>
      <text:p text:style-name="P3">import java.io.FileOutputStream;</text:p>
      <text:p text:style-name="P3">import java.io.IOException;</text:p>
      <text:p text:style-name="P3"/>
      <text:p text:style-name="P3"/>
      <text:p text:style-name="P3"/>
      <text:p text:style-name="P3"/>
      <text:p text:style-name="P3"/>
      <text:p text:style-name="P3">public class ProcessTest{</text:p>
      <text:p text:style-name="P3">//Mapper class</text:p>
      <text:p text:style-name="P3"><text:tab/>public static class Process_Mapper extends MapReduceBase implements</text:p>
      <text:p text:style-name="P3"><text:tab/><text:tab/>Mapper&lt;LongWritable ,/*Input key Type */</text:p>
      <text:p text:style-name="P3"><text:tab/><text:tab/>Text, /*Input value Type*/</text:p>
      <text:p text:style-name="P3"><text:tab/><text:tab/>Text, /*Output key Type*/</text:p>
      <text:p text:style-name="P3"><text:tab/><text:tab/>IntWritable&gt; /*Output value Type*/{ </text:p>
      <text:p text:style-name="P3"><text:tab/><text:tab/></text:p>
      <text:p text:style-name="P3"><text:tab/><text:tab/>//Map function</text:p>
      <text:p text:style-name="P3"><text:tab/><text:tab/>public void map(LongWritable key, Text value,</text:p>
      <text:p text:style-name="P3"><text:tab/><text:tab/>OutputCollector&lt;Text, IntWritable&gt; output,</text:p>
      <text:p text:style-name="P3"><text:tab/><text:tab/>Reporter reporter) throws IOException{</text:p>
      <text:p text:style-name="P3"><text:tab/><text:tab/><text:tab/>String line = value.toString();</text:p>
      <text:p text:style-name="P3"><text:tab/><text:tab/><text:tab/>String lasttoken = null;</text:p>
      <text:p text:style-name="P3"><text:tab/><text:tab/><text:tab/>StringTokenizer S = new StringTokenizer(line," .,?!");</text:p>
      <text:p text:style-name="P3"><text:tab/><text:tab/><text:tab/>String Prev_Word, word2;</text:p>
      <text:p text:style-name="P3"><text:s text:c="24"/>String Noun, Verb, Substr_Word,Substr_Word1,AdVerb;</text:p>
      <text:p text:style-name="P3"><text:s text:c="8"/><text:tab/><text:tab/>Prev_Word="";</text:p>
      <text:p text:style-name="P3"><text:tab/><text:tab/><text:tab/>Substr_Word="";</text:p>
      <text:p text:style-name="P3"><text:tab/><text:tab/><text:tab/>Substr_Word1="";</text:p>
      <text:p text:style-name="P3"><text:tab/><text:tab/><text:tab/>int len1=0, len2=0;</text:p>
      <text:p text:style-name="P3"><text:soft-page-break/><text:tab/><text:tab/><text:tab/>Noun="Noun";</text:p>
      <text:p text:style-name="P3"><text:s text:c="24"/>Verb="Verb";</text:p>
      <text:p text:style-name="P3"><text:tab/><text:tab/><text:tab/>AdVerb="AdVerb";</text:p>
      <text:p text:style-name="P3"><text:s text:c="24"/>String Verb_Flag="False";</text:p>
      <text:p text:style-name="P3"><text:tab/><text:tab/><text:tab/>//FileInputStream File_read = null;</text:p>
      <text:p text:style-name="P3"><text:tab/><text:tab/> <text:s text:c="7"/>//FileOutputStream File_write =null;</text:p>
      <text:p text:style-name="P3"><text:tab/><text:tab/><text:tab/>//FileSystem fs= FileSystem.get(conf);</text:p>
      <text:p text:style-name="P3"><text:tab/><text:tab/><text:tab/>//Path File_read= new path("/home/hadoopuser/Documents/hadoopinfra/hdfs/datanode/rep/dictionary.txt");</text:p>
      <text:p text:style-name="P3"><text:tab/><text:tab/><text:tab/>//Path File_write= new path("/rep/dictionary.txt");</text:p>
      <text:p text:style-name="P3"><text:s text:c="24"/>//FSDataOutputStream wrt = filesystem.create(File_write);</text:p>
      <text:p text:style-name="P3"><text:s text:c="8"/></text:p>
      <text:p text:style-name="P3"><text:tab/><text:tab/><text:tab/>while(S.hasMoreTokens()){</text:p>
      <text:p text:style-name="P3"><text:s text:c="8"/><text:tab/><text:tab/>String word1 = S.nextToken();</text:p>
      <text:p text:style-name="P3"/>
      <text:p text:style-name="P3"><text:s text:c="7"/>//logic applied </text:p>
      <text:p text:style-name="P3"><text:s text:c="7"/>//If a word is a noun:</text:p>
      <text:p text:style-name="P3"><text:s text:c="7"/>//1. It can directly follow articles (a, and, the) or quantity words (some, a lot, ten). </text:p>
      <text:p text:style-name="P3"><text:s text:c="7"/>//(Nouns usually use an article, but not always.)</text:p>
      <text:p text:style-name="P3"><text:s text:c="7"/>//2. It can be pluralized. (Uncountable nouns do not have a plural form, but you can test these by adding a quantity word such as any or some.)</text:p>
      <text:p text:style-name="P3"><text:s text:c="7"/>//3. It can be used in the pattern: article + adjective + noun</text:p>
      <text:p text:style-name="P3"><text:s/></text:p>
      <text:p text:style-name="P3"/>
      <text:p text:style-name="P3"><text:s text:c="6"/>//Applying logic that previous word is (a, and, the, some, lot)</text:p>
      <text:p text:style-name="P3"><text:s text:c="24"/>// fs.append(File_write);</text:p>
      <text:p text:style-name="P3"><text:tab/> <text:s text:c="16"/>if (Prev_Word.isEmpty()) {</text:p>
      <text:p text:style-name="P3"><text:s text:c="13"/><text:tab/><text:tab/><text:tab/><text:tab/>//System.out.println("Prev_Word is empty");</text:p>
      <text:p text:style-name="P3"><text:tab/><text:tab/><text:tab/><text:tab/><text:tab/>Prev_Word=word1;</text:p>
      <text:p text:style-name="P3"><text:s text:c="9"/><text:tab/><text:tab/><text:tab/><text:tab/><text:tab/> <text:s/>}</text:p>
      <text:p text:style-name="P3"><text:tab/><text:tab/><text:tab/><text:tab/><text:tab/>else <text:s text:c="5"/>{</text:p>
      <text:p text:style-name="P3"><text:s text:c="13"/><text:tab/><text:tab/><text:tab/><text:tab/>//System.out.println("Prev_Word is not empty");</text:p>
      <text:p text:style-name="P3"><text:tab/><text:tab/><text:tab/><text:tab/><text:tab/>Prev_Word= Prev_Word.trim();</text:p>
      <text:p text:style-name="P3"><text:s text:c="41"/>if ((Prev_Word.toLowerCase().compareTo("a")==0 <text:s/>) || (Prev_Word.toLowerCase().compareTo("and")==0 ) || (Prev_Word.toLowerCase().compareTo("the")==0 )</text:p>
      <text:p text:style-name="P3"><text:s text:c="43"/>|| (Prev_Word.toLowerCase().compareTo("some")==0 ) <text:s/>|| (Prev_Word.toLowerCase().compareTo("lot")==0 ) || (Prev_Word.toLowerCase().compareTo("Any")==0 )</text:p>
      <text:p text:style-name="P3"><text:s text:c="43"/>|| (Prev_Word.toLowerCase().compareTo("less")==0 ) || (Prev_Word.toLowerCase().compareTo("a lot of")==0 ) || (Prev_Word.toLowerCase().compareTo("much")==0 )){</text:p>
      <text:p text:style-name="P3"/>
      <text:p text:style-name="P3"><text:s text:c="17"/><text:tab/><text:tab/><text:tab/><text:tab/> <text:s text:c="7"/>//System.out.println("A noun detected ");</text:p>
      <text:p text:style-name="P3"><text:tab/><text:tab/><text:tab/><text:tab/><text:tab/><text:tab/><text:tab/></text:p>
      <text:p text:style-name="P3"><text:s text:c="56"/>//Uncomment after usage</text:p>
      <text:p text:style-name="P3"><text:s text:c="56"/>output.collect(new Text(Noun), new IntWritable(1));</text:p>
      <text:p text:style-name="P3"><text:s text:c="56"/>//Uncomment after usage</text:p>
      <text:p text:style-name="P3"><text:tab/><text:tab/><text:tab/><text:tab/><text:tab/> <text:s text:c="15"/>word2= "Previous word:" + Prev_Word + " " + "Noun: " + word1;</text:p>
      <text:p text:style-name="P3"><text:tab/><text:tab/><text:tab/><text:tab/><text:tab/><text:tab/><text:tab/>output.collect(new Text(word2 ), new IntWritable(1));</text:p>
      <text:p text:style-name="P3"><text:soft-page-break/><text:tab/><text:tab/><text:tab/><text:tab/><text:tab/><text:tab/><text:tab/>//File_write(word2);</text:p>
      <text:p text:style-name="P3"><text:tab/><text:tab/><text:tab/><text:tab/><text:tab/><text:tab/><text:tab/>//wrt.write(new Text(word2 ));</text:p>
      <text:p text:style-name="P3"><text:tab/><text:tab/><text:tab/><text:tab/><text:tab/><text:tab/><text:tab/></text:p>
      <text:p text:style-name="P3"><text:s text:c="12"/><text:tab/><text:tab/><text:tab/><text:tab/><text:tab/><text:tab/><text:tab/><text:tab/><text:tab/><text:tab/><text:tab/><text:tab/><text:tab/><text:tab/><text:tab/> <text:s text:c="13"/>} // end of if</text:p>
      <text:p text:style-name="P3"><text:s text:c="45"/>else{// else of noun</text:p>
      <text:p text:style-name="P3"><text:tab/><text:tab/><text:tab/><text:tab/><text:tab/><text:tab/><text:tab/>len1=word1.length();</text:p>
      <text:p text:style-name="P3"><text:s text:c="13"/><text:tab/><text:tab/><text:tab/><text:tab/><text:tab/><text:tab/>len1=len1-3;</text:p>
      <text:p text:style-name="P3"><text:s/><text:tab/><text:tab/><text:tab/><text:tab/><text:tab/><text:tab/><text:tab/>if (len1 &gt;0) {</text:p>
      <text:p text:style-name="P3"><text:tab/><text:tab/><text:tab/><text:tab/><text:tab/> <text:s text:c="16"/>Substr_Word=word1.substring(len1);</text:p>
      <text:p text:style-name="P3"><text:tab/><text:tab/><text:tab/><text:tab/><text:tab/><text:tab/><text:tab/><text:tab/> <text:s text:c="4"/></text:p>
      <text:p text:style-name="P3"><text:tab/><text:tab/><text:tab/><text:tab/><text:tab/>if ((Substr_Word.toLowerCase().compareTo("ing")==0 <text:s/>)){</text:p>
      <text:p text:style-name="P3"/>
      <text:p text:style-name="P3"><text:s text:c="17"/><text:tab/><text:tab/><text:tab/><text:tab/> <text:s text:c="7"/>//System.out.println("A noun detected ");</text:p>
      <text:p text:style-name="P3"><text:tab/><text:tab/><text:tab/><text:tab/><text:tab/><text:tab/><text:tab/></text:p>
      <text:p text:style-name="P3"><text:s text:c="56"/>//Uncomment after usage</text:p>
      <text:p text:style-name="P3"><text:s text:c="56"/>output.collect(new Text(Verb), new IntWritable(1));</text:p>
      <text:p text:style-name="P3"><text:s text:c="56"/>//Uncomment after usage</text:p>
      <text:p text:style-name="P3"><text:tab/><text:tab/><text:tab/><text:tab/><text:tab/> <text:s text:c="15"/>word2= "Verb:" + word1;</text:p>
      <text:p text:style-name="P3"><text:tab/><text:tab/><text:tab/><text:tab/><text:tab/><text:tab/><text:tab/>output.collect(new Text(word2), new IntWritable(1));</text:p>
      <text:p text:style-name="P3"><text:tab/><text:tab/><text:tab/><text:tab/><text:tab/><text:tab/><text:tab/>Verb_Flag="True";</text:p>
      <text:p text:style-name="P3"><text:tab/><text:tab/><text:tab/><text:tab/><text:tab/> <text:s text:c="14"/></text:p>
      <text:p text:style-name="P3"><text:tab/><text:tab/><text:tab/><text:tab/><text:tab/><text:tab/><text:tab/></text:p>
      <text:p text:style-name="P3"><text:s text:c="91"/>} // end of if Substr</text:p>
      <text:p text:style-name="P3"><text:s text:c="54"/></text:p>
      <text:p text:style-name="P3"><text:s text:c="57"/></text:p>
      <text:p text:style-name="P3"/>
      <text:p text:style-name="P3"><text:tab/><text:tab/><text:tab/><text:tab/><text:tab/><text:tab/><text:tab/><text:tab/><text:tab/>}// end of if len</text:p>
      <text:p text:style-name="P3"><text:tab/><text:tab/><text:tab/><text:tab/><text:tab/></text:p>
      <text:p text:style-name="P3"><text:s text:c="2"/><text:tab/><text:tab/><text:tab/><text:tab/><text:tab/>if (Verb_Flag=="False")</text:p>
      <text:p text:style-name="P3"><text:s text:c="48"/>{</text:p>
      <text:p text:style-name="P3"><text:tab/><text:tab/><text:tab/><text:tab/><text:tab/><text:tab/><text:tab/>len1=word1.length();</text:p>
      <text:p text:style-name="P3"><text:tab/><text:tab/><text:tab/><text:tab/><text:tab/><text:tab/><text:tab/>len2=word1.length();</text:p>
      <text:p text:style-name="P3"><text:s text:c="13"/><text:tab/><text:tab/><text:tab/><text:tab/><text:tab/><text:tab/>len1=len1-3;</text:p>
      <text:p text:style-name="P3"><text:tab/><text:tab/><text:tab/><text:tab/><text:tab/><text:tab/><text:tab/>len2=len2-2;</text:p>
      <text:p text:style-name="P3"><text:tab/><text:tab/><text:tab/><text:tab/><text:tab/><text:tab/><text:tab/>if ((len1 &gt;0) || (len2 &gt;0)) { </text:p>
      <text:p text:style-name="P3"/>
      <text:p text:style-name="P3"><text:tab/><text:tab/><text:tab/><text:tab/><text:tab/><text:tab/><text:tab/><text:tab/>Substr_Word=word1.substring(len1);</text:p>
      <text:p text:style-name="P3"><text:tab/><text:tab/><text:tab/><text:tab/><text:tab/><text:tab/><text:tab/> <text:s text:c="7"/>Substr_Word1=word1.substring(len2);</text:p>
      <text:p text:style-name="P3"/>
      <text:p text:style-name="P3"><text:s text:c="86"/>}</text:p>
      <text:p text:style-name="P3"/>
      <text:p text:style-name="P3"><text:tab/><text:tab/><text:tab/><text:tab/><text:tab/><text:tab/>if ((Substr_Word.toLowerCase().compareTo("est")==0 <text:s/>) || (Substr_Word1.toLowerCase().compareTo("est")==0 <text:s/>))</text:p>
      <text:p text:style-name="P3"><text:s text:c="65"/>{</text:p>
      <text:p text:style-name="P3"/>
      <text:p text:style-name="P3"><text:s/><text:tab/><text:tab/><text:tab/><text:tab/><text:tab/><text:tab/><text:tab/>output.collect(new Text(AdVerb), new IntWritable(1));</text:p>
      <text:p text:style-name="P3"><text:s text:c="56"/>//Uncomment after usage</text:p>
      <text:p text:style-name="P3"><text:tab/><text:tab/><text:tab/><text:tab/><text:tab/> <text:s text:c="15"/>word2= "AdVerb:" + word1;</text:p>
      <text:p text:style-name="P3"><text:tab/><text:tab/><text:tab/><text:tab/><text:tab/><text:tab/><text:tab/>output.collect(new Text(word2), new <text:soft-page-break/>IntWritable(1));</text:p>
      <text:p text:style-name="P3"/>
      <text:p text:style-name="P3"><text:s text:c="65"/>}</text:p>
      <text:p text:style-name="P3"/>
      <text:p text:style-name="P3"/>
      <text:p text:style-name="P3"><text:s text:c="47"/>} <text:s text:c="39"/></text:p>
      <text:p text:style-name="P3"/>
      <text:p text:style-name="P3"/>
      <text:p text:style-name="P3"/>
      <text:p text:style-name="P3"><text:tab/><text:tab/><text:tab/> <text:s text:c="25"/>} // else of noun</text:p>
      <text:p text:style-name="P3"/>
      <text:p text:style-name="P3"><text:s text:c="9"/><text:tab/><text:tab/><text:tab/><text:tab/><text:tab/> <text:s/>} // end of else</text:p>
      <text:p text:style-name="P3"><text:tab/><text:tab/><text:tab/><text:tab/><text:tab/><text:tab/>Prev_Word=word1;</text:p>
      <text:p text:style-name="P3"><text:tab/><text:tab/><text:tab/><text:tab/><text:tab/><text:tab/>Verb_Flag="False";<text:tab/></text:p>
      <text:p text:style-name="P3"/>
      <text:p text:style-name="P3"><text:tab/><text:tab/>//output.collect(new Text(word1), new IntWritable(1));</text:p>
      <text:p text:style-name="P3"><text:tab/><text:tab/><text:tab/> <text:s text:c="26"/>}//end of if</text:p>
      <text:p text:style-name="P3"><text:tab/><text:tab/><text:tab/>}</text:p>
      <text:p text:style-name="P3"><text:tab/><text:tab/> <text:s text:c="7"/>}</text:p>
      <text:p text:style-name="P3"><text:tab/>//Reducer class</text:p>
      <text:p text:style-name="P3"><text:tab/>public static class Process_Reduce extends MapReduceBase implements</text:p>
      <text:p text:style-name="P3"><text:tab/><text:tab/>Reducer&lt; Text, IntWritable, Text, IntWritable &gt;{ </text:p>
      <text:p text:style-name="P3"><text:tab/>//Reduce function</text:p>
      <text:p text:style-name="P3"><text:tab/>public void reduce(</text:p>
      <text:p text:style-name="P3"><text:tab/><text:tab/>Text key,</text:p>
      <text:p text:style-name="P3"><text:tab/><text:tab/>Iterator &lt;IntWritable&gt; values,</text:p>
      <text:p text:style-name="P3"><text:tab/><text:tab/>OutputCollector&lt;Text, IntWritable&gt; output,</text:p>
      <text:p text:style-name="P3"><text:tab/><text:tab/>Reporter reporter) throws IOException{</text:p>
      <text:p text:style-name="P3"><text:tab/><text:tab/><text:tab/>int sum=0;</text:p>
      <text:p text:style-name="P3"><text:tab/><text:tab/><text:tab/></text:p>
      <text:p text:style-name="P3"><text:tab/><text:tab/><text:tab/>while (values.hasNext()){</text:p>
      <text:p text:style-name="P3"><text:tab/><text:tab/><text:tab/><text:tab/></text:p>
      <text:p text:style-name="P3"><text:tab/><text:tab/><text:tab/>sum += values.next().get();</text:p>
      <text:p text:style-name="P3"><text:tab/><text:tab/><text:tab/><text:tab/></text:p>
      <text:p text:style-name="P3"><text:tab/><text:tab/><text:tab/>}</text:p>
      <text:p text:style-name="P3"><text:tab/><text:tab/><text:tab/><text:tab/>output.collect(key, new IntWritable(sum));</text:p>
      <text:p text:style-name="P3"><text:tab/><text:tab/>}</text:p>
      <text:p text:style-name="P3"><text:tab/>}</text:p>
      <text:p text:style-name="P3"/>
      <text:p text:style-name="P3"><text:tab/>//Main function</text:p>
      <text:p text:style-name="P3"><text:tab/>public static void main(String args[])throws Exception{</text:p>
      <text:p text:style-name="P3"><text:tab/><text:tab/>JobConf conf = new JobConf(ProcessTest.class);</text:p>
      <text:p text:style-name="P3"><text:tab/><text:tab/>conf.setJobName("Word_Type");</text:p>
      <text:p text:style-name="P3"><text:tab/><text:tab/>conf.setOutputKeyClass(Text.class);</text:p>
      <text:p text:style-name="P3"><text:tab/><text:tab/>conf.setOutputValueClass(IntWritable.class);</text:p>
      <text:p text:style-name="P3"><text:tab/><text:tab/>conf.setMapperClass(Process_Mapper.class);</text:p>
      <text:p text:style-name="P3"><text:tab/><text:tab/>conf.setCombinerClass(Process_Reduce.class);</text:p>
      <text:p text:style-name="P3"><text:tab/><text:tab/>conf.setReducerClass(Process_Reduce.class);</text:p>
      <text:p text:style-name="P3"><text:tab/><text:tab/>conf.setInputFormat(TextInputFormat.class);</text:p>
      <text:p text:style-name="P3"><text:tab/><text:tab/>conf.setOutputFormat(TextOutputFormat.class);</text:p>
      <text:p text:style-name="P3"><text:tab/><text:tab/>FileInputFormat.setInputPaths(conf, new Path(args[0]));</text:p>
      <text:p text:style-name="P3"><text:tab/><text:tab/>FileOutputFormat.setOutputPath(conf, new Path(args[1]));</text:p>
      <text:p text:style-name="P3"><text:soft-page-break/><text:tab/><text:tab/>JobClient.runJob(conf);</text:p>
      <text:p text:style-name="P3"><text:tab/>}</text:p>
      <text:p text:style-name="P3">}</text:p>
      <text:p text:style-name="P3"/>
      <text:p text:style-name="P2">Output file</text:p>
      <text:p text:style-name="P2"/>
      <text:p text:style-name="P2"/>
      <text:p text:style-name="P2"/>
      <text:p text:style-name="P2"/>
      <text:p text:style-name="P2"><draw:frame draw:style-name="fr1" draw:name="Object2" text:anchor-type="paragraph" svg:width="16.999cm" svg:height="2.995cm"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mil </meta:initial-creator>
    <meta:creation-date>2017-07-29T10:45:13.23</meta:creation-date>
    <dc:date>2017-07-29T10:57:31.86</dc:date>
    <dc:creator>Remil </dc:creator>
    <meta:editing-duration>PT12M20S</meta:editing-duration>
    <meta:editing-cycles>7</meta:editing-cycles>
    <meta:generator>OpenOffice/4.1.3$Win32 OpenOffice.org_project/413m1$Build-9783</meta:generator>
    <meta:document-statistic meta:table-count="0" meta:image-count="0" meta:object-count="2" meta:page-count="5" meta:paragraph-count="164" meta:word-count="497" meta:character-count="69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 proper noun is a noun that in its primary application refers to a unique entity, such as London, Jupiter, Sarah, or Microsoft, as distinguished from a common noun, which usually refers to a class of entities (city, planet, person, corporation), or non-unique instances of a specific class (a city, another planet, these persons, our corporation).[1][2] Some proper nouns occur in plural form (optionally or exclusively), and then they refer to groups of entities considered as unique (the Hendersons, the Everglades, the Azores, the Pleiades). Proper nouns can also occur in secondary applications, for example modifying nouns (the Mozart experience; his Azores adventure), or in the role of common nouns (he's no Pavarotti; a few would-be Napoleons). The detailed definition of the term is problematic and to an extent governed by convention.[3][4]</text:p>
      <text:p text:style-name="Preformatted_20_Text">A distinction is normally made in current linguistics between proper nouns and proper names. By this strict distinction, because the term noun is used for a class of single words (tree, beauty), only single-word proper names are proper nouns: Peter and Africa are both proper names and proper nouns; but Peter the Great and South Africa, while they are proper names, are not proper nouns. The term common name is not much used to contrast with proper name, but some linguists have used the term for that purpose. Sometimes proper names are called simply names; but that term is often used more broadly. Words derived from proper names are sometimes called proper adjectives (or proper adverbs, and so on), but not in mainstream linguistic theory. Not every noun or noun phrase that refers to a unique entity is a proper name. Blackness and chastity are common nouns, even if blackness and chastity are considered unique abstract entities.</text:p>
      <text:p text:style-name="Preformatted_20_Text">Few proper names have only one possible referent: there are many places named New Haven; Jupiter may refer to a planet, a god, a ship, or a symphony; at least one person has been named Mata Hari, but so have a horse, a song, and three films; there are towns and people named Toyota, as well as the company.</text:p>
      <text:p text:style-name="Preformatted_20_Text">In English, proper names in their primary application cannot normally be modified by an article or other determiner (such as any or another), although some may be taken to include the article the, as in the Netherlands, the Roaring Forties, or the Rolling Stones. A proper name may appear to refer by having a descriptive meaning, even though it does not (the Rolling Stones are not stones and do not roll; a woman named Rose is not a flower). Or if it had once been descriptive (and then perhaps not even a proper name at all), it may no longer be so (a location previously referred to as "the new town" may now have the proper name Newtown, though it is no longer new, and is now a city rather than a town).</text:p>
      <text:p text:style-name="Preformatted_20_Text">In English and many other languages, proper names and words derived from them are associated with capitalization; but the details are complex, and vary from language to language (French lundi, Canada, canadien; English Monday, Canada, Canadi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oun<text:tab/>62</text:p>
      <text:p text:style-name="Preformatted_20_Text">Previous word:A Noun: distinction<text:tab/>1</text:p>
      <text:p text:style-name="Preformatted_20_Text">Previous word:A Noun: proper<text:tab/>2</text:p>
      <text:p text:style-name="Preformatted_20_Text">Previous word:Some Noun: proper<text:tab/>1</text:p>
      <text:p text:style-name="Preformatted_20_Text">Previous word:The Noun: detailed<text:tab/>1</text:p>
      <text:p text:style-name="Preformatted_20_Text">Previous word:The Noun: term<text:tab/>1</text:p>
      <text:p text:style-name="Preformatted_20_Text">Previous word:a Noun: city<text:tab/>1</text:p>
      <text:p text:style-name="Preformatted_20_Text">Previous word:a Noun: class<text:tab/>2</text:p>
      <text:p text:style-name="Preformatted_20_Text">Previous word:a Noun: common<text:tab/>1</text:p>
      <text:p text:style-name="Preformatted_20_Text">Previous word:a Noun: descriptive<text:tab/>1</text:p>
      <text:p text:style-name="Preformatted_20_Text">Previous word:a Noun: few<text:tab/>1</text:p>
      <text:p text:style-name="Preformatted_20_Text">Previous word:a Noun: flower)<text:tab/>1</text:p>
      <text:p text:style-name="Preformatted_20_Text">Previous word:a Noun: god<text:tab/>1</text:p>
      <text:p text:style-name="Preformatted_20_Text">Previous word:a Noun: horse<text:tab/>1</text:p>
      <text:p text:style-name="Preformatted_20_Text">Previous word:a Noun: noun<text:tab/>1</text:p>
      <text:p text:style-name="Preformatted_20_Text">Previous word:a Noun: planet<text:tab/>1</text:p>
      <text:p text:style-name="Preformatted_20_Text">Previous word:a Noun: proper<text:tab/>2</text:p>
      <text:p text:style-name="Preformatted_20_Text">Previous word:a Noun: ship<text:tab/>1</text:p>
      <text:p text:style-name="Preformatted_20_Text">Previous word:a Noun: song<text:tab/>1</text:p>
      <text:p text:style-name="Preformatted_20_Text">Previous word:a Noun: specific<text:tab/>1</text:p>
      <text:p text:style-name="Preformatted_20_Text">Previous word:a Noun: symphony;<text:tab/>1</text:p>
      <text:p text:style-name="Preformatted_20_Text">Previous word:a Noun: town)<text:tab/>1</text:p>
      <text:p text:style-name="Preformatted_20_Text">Previous word:a Noun: unique<text:tab/>2</text:p>
      <text:p text:style-name="Preformatted_20_Text">Previous word:a Noun: woman<text:tab/>1</text:p>
      <text:p text:style-name="Preformatted_20_Text">Previous word:and Noun: Africa<text:tab/>1</text:p>
      <text:p text:style-name="Preformatted_20_Text">Previous word:and Noun: South<text:tab/>1</text:p>
      <text:p text:style-name="Preformatted_20_Text">Previous word:and Noun: chastity<text:tab/>2</text:p>
      <text:p text:style-name="Preformatted_20_Text">Previous word:and Noun: do<text:tab/>1</text:p>
      <text:p text:style-name="Preformatted_20_Text">Previous word:and Noun: is<text:tab/>1</text:p>
      <text:p text:style-name="Preformatted_20_Text">Previous word:and Noun: many<text:tab/>1</text:p>
      <text:p text:style-name="Preformatted_20_Text">Previous word:and Noun: people<text:tab/>1</text:p>
      <text:p text:style-name="Preformatted_20_Text">Previous word:and Noun: proper<text:tab/>2</text:p>
      <text:p text:style-name="Preformatted_20_Text">Previous word:and Noun: so<text:tab/>1</text:p>
      <text:p text:style-name="Preformatted_20_Text">Previous word:and Noun: then<text:tab/>1</text:p>
      <text:p text:style-name="Preformatted_20_Text">Previous word:and Noun: three<text:tab/>1</text:p>
      <text:p text:style-name="Preformatted_20_Text">Previous word:and Noun: to<text:tab/>1</text:p>
      <text:p text:style-name="Preformatted_20_Text">Previous word:and Noun: vary<text:tab/>1</text:p>
      <text:p text:style-name="Preformatted_20_Text">Previous word:and Noun: words<text:tab/>1</text:p>
      <text:p text:style-name="Preformatted_20_Text">Previous word:much Noun: used<text:tab/>1</text:p>
      <text:p text:style-name="Preformatted_20_Text">Previous word:some Noun: linguists<text:tab/>1</text:p>
      <text:p text:style-name="Preformatted_20_Text">Previous word:some Noun: may<text:tab/>1</text:p>
      <text:p text:style-name="Preformatted_20_Text">Previous word:the Noun: Azores<text:tab/>1</text:p>
      <text:p text:style-name="Preformatted_20_Text">Previous word:the Noun: Everglades<text:tab/>1</text:p>
      <text:p text:style-name="Preformatted_20_Text">Previous word:the Noun: Great<text:tab/>1</text:p>
      <text:p text:style-name="Preformatted_20_Text">Previous word:the Noun: Netherlands<text:tab/>1</text:p>
      <text:p text:style-name="Preformatted_20_Text">Previous word:the Noun: Pleiades)<text:tab/>1</text:p>
      <text:p text:style-name="Preformatted_20_Text">Previous word:the Noun: Roaring<text:tab/>1</text:p>
      <text:p text:style-name="Preformatted_20_Text">Previous word:the Noun: Rolling<text:tab/>1</text:p>
      <text:p text:style-name="Preformatted_20_Text">Previous word:the Noun: article<text:tab/>1</text:p>
      <text:p text:style-name="Preformatted_20_Text">Previous word:the Noun: as<text:tab/>1</text:p>
      <text:p text:style-name="Preformatted_20_Text">Previous word:the Noun: company<text:tab/>1</text:p>
      <text:p text:style-name="Preformatted_20_Text">Previous word:the Noun: details<text:tab/>1</text:p>
      <text:p text:style-name="Preformatted_20_Text">Previous word:the Noun: proper<text:tab/>1</text:p>
      <text:p text:style-name="Preformatted_20_Text">Previous word:the Noun: role<text:tab/>1</text:p>
      <text:p text:style-name="Preformatted_20_Text">Previous word:the Noun: term<text:tab/>3</text:p>
      <text:p text:style-name="Preformatted_20_Text">Verb<text:tab/>4</text:p>
      <text:p text:style-name="Preformatted_20_Text">Verb:Rolling<text:tab/>1</text:p>
      <text:p text:style-name="Preformatted_20_Text">Verb:having<text:tab/>1</text:p>
      <text:p text:style-name="Preformatted_20_Text">Verb:meaning<text:tab/>1</text:p>
      <text:p text:style-name="Preformatted_20_Text">Verb:modifying<text:tab/>1</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